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44a" officeooo:paragraph-rsid="0008f44a"/>
    </style:style>
    <style:style style:name="P2" style:family="paragraph" style:parent-style-name="Standard">
      <style:text-properties officeooo:rsid="0009c3c2" officeooo:paragraph-rsid="0009c3c2"/>
    </style:style>
    <style:style style:name="T1" style:family="text">
      <style:text-properties officeooo:rsid="0009c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) Condição de corrida é quando um ou mais processos/threads tentam acessar um mesmo recurso compartilhado ao mesmo tempo, fazendo com que o programa tenha um comportamento imprevisível. É possível tratar este fenômeno aplicando a exclusão mutua com mutexes, bloqueando o acesso a uma região critica enquanto tem processos dentro, e/ou com sincronização, com auxilio de semáforos e/ou memoria compartilhada.</text:p>
      <text:p text:style-name="P1"/>
      <text:p text:style-name="P1">10) <text:span text:style-name="T1">1 – gerar uma chave, utilizando o método ftok() para gerar uma chave única com base em um arquivo existente e um identificador numérico;</text:span></text:p>
      <text:p text:style-name="P2">2 – Criar a <text:s/>memoria compartilhada, utilizando o método shmget(), que cria a memória compartilhada, e recebe como parâmetro a chave, criada anteriormente, o tamanho, e as permissões de acesso. E retorna o identificador da memoria compartilhada.</text:p>
      <text:p text:style-name="P2">3 – acessar a memoria compartilhada, utilizando a função shmat(), onde é anexada a memória compartilhada ao espaço de endereçamento do processo. Essa função recebe o identificador da memoria compartilhada, e retorna um ponteiro para a area de memoria compartilhada. </text:p>
      <text:p text:style-name="P2"/>
      <text:p text:style-name="P2">13) Um deadlock é quando dois ou mais processos ficam bloqueados aguardando a liberação de um recurso que nunca será liberado, ocasionando um travamento no programa. Isso ocorre quando ambos processos necessitam de um recurso que o outro tem, ficando assim em um impas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9:53:31.020444563</meta:creation-date>
    <dc:date>2023-05-24T21:47:53.640917244</dc:date>
    <meta:editing-duration>PT3M22S</meta:editing-duration>
    <meta:editing-cycles>1</meta:editing-cycles>
    <meta:document-statistic meta:table-count="0" meta:image-count="0" meta:object-count="0" meta:page-count="1" meta:paragraph-count="5" meta:word-count="203" meta:character-count="1328" meta:non-whitespace-character-count="1125"/>
    <meta:generator>LibreOffice/7.3.7.2$Linux_X86_64 LibreOffice_project/30$Build-2</meta:generator>
  </office:meta>
</office:document-meta>
</file>